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497e" officeooo:paragraph-rsid="0004497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49485" officeooo:paragraph-rsid="0004948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494ae" officeooo:paragraph-rsid="000494a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49485" officeooo:paragraph-rsid="0004948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494ae" officeooo:paragraph-rsid="000494a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0494ae" officeooo:paragraph-rsid="000494ae" style:font-style-asian="normal" style:font-weight-asian="bold" style:font-style-complex="normal" style:font-weight-complex="bold"/>
    </style:style>
    <style:style style:name="T1" style:family="text">
      <style:text-properties officeooo:rsid="00049485"/>
    </style:style>
    <style:style style:name="T2" style:family="text">
      <style:text-properties officeooo:rsid="000494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ODO DE DIFERENCIAS DIVIDAS CENTRADA<text:span text:style-name="T1">S</text:span></text:p>
      <text:p text:style-name="P1"/>
      <text:p text:style-name="P2">PROGRAMA PRINCIPAL</text:p>
      <text:p text:style-name="P4">El objetivo de este programa será el de aproximar las <text:s/>raíces de una función utilizando el método de Diferencias Divididas Centradas (DDC).</text:p>
      <text:p text:style-name="P4"/>
      <text:p text:style-name="P4">Será necesario declarar las siguientes variables:</text:p>
      <text:p text:style-name="P4">REAL::x <text:s text:c="41"/>: Valor a evaluar en la función.</text:p>
      <text:p text:style-name="P4">REAL::f <text:s text:c="41"/>: Función a evaluar.</text:p>
      <text:p text:style-name="P4">REAL::df <text:s text:c="39"/>: Valor exacto de la derivada de la función a evaluar.</text:p>
      <text:p text:style-name="P4">REAL::h <text:s text:c="41"/>: Ancho de paso.</text:p>
      <text:p text:style-name="P4">REAL::ddcf <text:s text:c="36"/>: Diferencia dividida centrada.</text:p>
      <text:p text:style-name="P4">REAL,DIMENSION(0:10)::deriv <text:s text:c="2"/>: Módulo que almacenará los valores de nuestras aproximaciones.</text:p>
      <text:p text:style-name="P4">REAL::et <text:s text:c="41"/>: Error de truncamiento.</text:p>
      <text:p text:style-name="P4">REAL::er <text:s text:c="41"/>: Error de redondeo.</text:p>
      <text:p text:style-name="P4">REAL::error <text:s text:c="36"/>: Error del aproximado.</text:p>
      <text:p text:style-name="P4">REAL::i <text:s text:c="43"/>: Contador.</text:p>
      <text:p text:style-name="P4"/>
      <text:p text:style-name="P4">ALGORITMO</text:p>
      <text:p text:style-name="P4">1. Estableceremos nuestro ancho de paso inicial como h=1</text:p>
      <text:p text:style-name="P4">2. Estableceremos nuestro punto a evaluar en x como x=0.434</text:p>
      <text:p text:style-name="P4">3. Introduciremos el valor real de <text:span text:style-name="T2">la derivada (df = 1.144879869).</text:span></text:p>
      <text:p text:style-name="P5">4. Introduciremos un ciclo DO de i=1 hasta 10 en donde calcularemos los siguientes valores:</text:p>
      <text:p text:style-name="P5">- El incremento de nuestra h en una potencia de 10 ( h=h/(10*i))</text:p>
      <text:p text:style-name="P5">- Nuestra i-esima aproximación de la derivada utilizando nuestra función de DDC (deriv(i) = ddcf(h,x))</text:p>
      <text:p text:style-name="P5">- El error, el error de truncamiento y el error de redondeo.</text:p>
      <text:p text:style-name="P5">A como vaya concluyendo cada vuelta del ciclo DO, el programa imprimirá los resultados obtenidos.</text:p>
      <text:p text:style-name="P5"/>
      <text:p text:style-name="P3">FIN DEL PROGRAMA PRINCIPAL</text:p>
      <text:p text:style-name="P5"/>
      <text:p text:style-name="P6">FUNCIÓN 1</text:p>
      <text:p text:style-name="P5">El objetivo de este segmento de código <text:s/>será el de establecer nuestra función a la cual queremos aproximar su derivada.</text:p>
      <text:p text:style-name="P5"/>
      <text:p text:style-name="P5">Será necesario declarar las siguientes variables:</text:p>
      <text:p text:style-name="P5">REAL,INTENT(IN)::x <text:s text:c="10"/>: Argumento de la función a evaluar.</text:p>
      <text:p text:style-name="P5">REAL::f <text:s text:c="33"/>: Función a evaluar.</text:p>
      <text:p text:style-name="P5"/>
      <text:p text:style-name="P5">En este caso particular, la función a evaluar es la siguiente:</text:p>
      <text:p text:style-name="P5"/>
      <text:p text:style-name="P5">f = x**cos(x)</text:p>
      <text:p text:style-name="P5"/>
      <text:p text:style-name="P3">FIN DE LA FUNCIÓN 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FUNCIÓN 2</text:p>
      <text:p text:style-name="P5">El objetivo de este segmento de código será el de establecer una función que evalue nuestra función a evaluar introducida en el método de diferencia dividas centradas.</text:p>
      <text:p text:style-name="P5"/>
      <text:p text:style-name="P5">Será necesario declarar las siguientes variables:</text:p>
      <text:p text:style-name="P5">REAL,INTENT(IN)::h,x <text:s text:c="13"/>: Argumentos de la función.</text:p>
      <text:p text:style-name="P5">REAL::f <text:s text:c="39"/>: Función externa a evaluar utilizando DDC.</text:p>
      <text:p text:style-name="P5">REAL::ddcf <text:s text:c="33"/>: Diferencias Divididas Centradas.</text:p>
      <text:p text:style-name="P5"/>
      <text:p text:style-name="P5">Construiremos nuestro método de DDC de la siguiente manera:</text:p>
      <text:p text:style-name="P5"/>
      <text:p text:style-name="P5">ddcf = (f(x+h) – f(x-h))/(2*h)</text:p>
      <text:p text:style-name="P5"/>
      <text:p text:style-name="P3">FIN DE LA FUNCIÓN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9:38:52.078721151</meta:creation-date>
    <dc:date>2018-10-29T20:11:29.585021594</dc:date>
    <meta:editing-duration>PT33S</meta:editing-duration>
    <meta:editing-cycles>1</meta:editing-cycles>
    <meta:document-statistic meta:table-count="0" meta:image-count="0" meta:object-count="0" meta:page-count="2" meta:paragraph-count="41" meta:word-count="335" meta:character-count="2599" meta:non-whitespace-character-count="1813"/>
    <meta:generator>LibreOffice/6.0.3.2$Linux_X86_64 LibreOffice_project/00m0$Build-2</meta:generator>
  </office:meta>
</office:document-meta>
</file>